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Courier" svg:font-family="Courier, monospace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6379" officeooo:paragraph-rsid="00146379"/>
    </style:style>
    <style:style style:name="P2" style:family="paragraph" style:parent-style-name="Standard">
      <style:text-properties officeooo:rsid="001550b5" officeooo:paragraph-rsid="001550b5"/>
    </style:style>
    <style:style style:name="P3" style:family="paragraph" style:parent-style-name="Standard">
      <style:text-properties officeooo:rsid="0015dd6a" officeooo:paragraph-rsid="0015dd6a"/>
    </style:style>
    <style:style style:name="P4" style:family="paragraph" style:parent-style-name="Standard">
      <style:text-properties officeooo:rsid="00178cc4" officeooo:paragraph-rsid="00178cc4"/>
    </style:style>
    <style:style style:name="P5" style:family="paragraph" style:parent-style-name="Standard">
      <style:text-properties officeooo:rsid="00183f19" officeooo:paragraph-rsid="00183f19"/>
    </style:style>
    <style:style style:name="P6" style:family="paragraph" style:parent-style-name="Standard">
      <style:text-properties officeooo:paragraph-rsid="00183f19"/>
    </style:style>
    <style:style style:name="P7" style:family="paragraph" style:parent-style-name="Standard">
      <style:text-properties fo:font-variant="normal" fo:text-transform="none" fo:color="#222222" style:font-name="Courier" fo:font-size="10.5pt" fo:letter-spacing="normal" fo:font-style="normal" fo:font-weight="normal" officeooo:rsid="00183f19" officeooo:paragraph-rsid="00183f19"/>
    </style:style>
    <style:style style:name="P8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26cf0a" officeooo:paragraph-rsid="0026cf0a"/>
    </style:style>
    <style:style style:name="P9" style:family="paragraph" style:parent-style-name="Standard">
      <style:text-properties officeooo:rsid="001ac486" officeooo:paragraph-rsid="001ac486"/>
    </style:style>
    <style:style style:name="P10" style:family="paragraph" style:parent-style-name="Standard">
      <style:text-properties officeooo:rsid="001b3127" officeooo:paragraph-rsid="001b3127"/>
    </style:style>
    <style:style style:name="P11" style:family="paragraph" style:parent-style-name="Standard">
      <style:text-properties officeooo:rsid="001d359c" officeooo:paragraph-rsid="001d359c"/>
    </style:style>
    <style:style style:name="P12" style:family="paragraph" style:parent-style-name="Standard">
      <style:text-properties officeooo:rsid="001ef8a5" officeooo:paragraph-rsid="001ef8a5"/>
    </style:style>
    <style:style style:name="P13" style:family="paragraph" style:parent-style-name="Standard">
      <style:text-properties officeooo:rsid="001ff9a8" officeooo:paragraph-rsid="001ff9a8"/>
    </style:style>
    <style:style style:name="P14" style:family="paragraph" style:parent-style-name="Standard">
      <style:text-properties officeooo:rsid="00222cc1" officeooo:paragraph-rsid="00222cc1"/>
    </style:style>
    <style:style style:name="P15" style:family="paragraph" style:parent-style-name="Standard">
      <style:text-properties officeooo:rsid="00224fa9" officeooo:paragraph-rsid="00224fa9"/>
    </style:style>
    <style:style style:name="P16" style:family="paragraph" style:parent-style-name="Standard">
      <style:text-properties officeooo:paragraph-rsid="00224fa9"/>
    </style:style>
    <style:style style:name="P17" style:family="paragraph" style:parent-style-name="Standard">
      <style:text-properties officeooo:rsid="0026cf0a" officeooo:paragraph-rsid="0026cf0a"/>
    </style:style>
    <style:style style:name="P18" style:family="paragraph" style:parent-style-name="Standard">
      <style:text-properties officeooo:rsid="002d9956" officeooo:paragraph-rsid="002d9956"/>
    </style:style>
    <style:style style:name="P19" style:family="paragraph" style:parent-style-name="Preformatted_20_Text">
      <style:text-properties officeooo:rsid="001550b5" officeooo:paragraph-rsid="001550b5"/>
    </style:style>
    <style:style style:name="P20" style:family="paragraph" style:parent-style-name="Preformatted_20_Text">
      <style:text-properties officeooo:rsid="001b3127" officeooo:paragraph-rsid="001b3127"/>
    </style:style>
    <style:style style:name="P21" style:family="paragraph" style:parent-style-name="Preformatted_20_Text">
      <style:text-properties officeooo:rsid="001b3127" officeooo:paragraph-rsid="00246594"/>
    </style:style>
    <style:style style:name="P22" style:family="paragraph" style:parent-style-name="Preformatted_20_Text">
      <style:text-properties officeooo:rsid="001ff9a8" officeooo:paragraph-rsid="001ff9a8"/>
    </style:style>
    <style:style style:name="P23" style:family="paragraph" style:parent-style-name="Preformatted_20_Text">
      <style:text-properties officeooo:paragraph-rsid="00246594"/>
    </style:style>
    <style:style style:name="P24" style:family="paragraph" style:parent-style-name="Preformatted_20_Text">
      <style:text-properties officeooo:paragraph-rsid="002ad054"/>
    </style:style>
    <style:style style:name="P25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</style:style>
    <style:style style:name="P26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  <style:text-properties officeooo:paragraph-rsid="00220dc0"/>
    </style:style>
    <style:style style:name="P27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  <style:text-properties officeooo:paragraph-rsid="00278fc3"/>
    </style:style>
    <style:style style:name="P28" style:family="paragraph" style:parent-style-name="Text_20_body">
      <style:text-properties officeooo:rsid="0028de23" officeooo:paragraph-rsid="0028de23"/>
    </style:style>
    <style:style style:name="P29" style:family="paragraph" style:parent-style-name="Text_20_body">
      <style:text-properties officeooo:paragraph-rsid="002ad054"/>
    </style:style>
    <style:style style:name="P30" style:family="paragraph" style:parent-style-name="Text_20_body">
      <style:text-properties officeooo:paragraph-rsid="002d41b0"/>
    </style:style>
    <style:style style:name="P31" style:family="paragraph" style:parent-style-name="Text_20_body">
      <style:text-properties officeooo:rsid="002d9956" officeooo:paragraph-rsid="002d9956"/>
    </style:style>
    <style:style style:name="P32" style:family="paragraph" style:parent-style-name="Text_20_body">
      <style:text-properties officeooo:rsid="002d9956" officeooo:paragraph-rsid="002d9956"/>
    </style:style>
    <style:style style:name="P33" style:family="paragraph" style:parent-style-name="Text_20_body">
      <style:text-properties officeooo:rsid="002ef281" officeooo:paragraph-rsid="002ef281"/>
    </style:style>
    <style:style style:name="T1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222222" style:font-name="Courier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Courier" fo:font-size="10.5pt" fo:letter-spacing="normal" fo:font-style="normal" fo:font-weight="normal" officeooo:rsid="00183f19"/>
    </style:style>
    <style:style style:name="T4" style:family="text">
      <style:text-properties fo:font-variant="normal" fo:text-transform="none" fo:color="#222222" style:font-name="Courier" fo:font-size="10.5pt" fo:letter-spacing="normal" fo:font-style="normal" fo:font-weight="normal" officeooo:rsid="00183f19" fo:background-color="transparent" loext:char-shading-value="0" loext:padding="0in" loext:border="none"/>
    </style:style>
    <style:style style:name="T5" style:family="text">
      <style:text-properties fo:font-variant="normal" fo:text-transform="none" fo:color="#222222" style:font-name="Courier" fo:font-size="10.5pt" fo:letter-spacing="normal" fo:font-style="normal" fo:font-weight="normal" officeooo:rsid="002ad054" fo:background-color="transparent" loext:char-shading-value="0" loext:padding="0in" loext:border="none"/>
    </style:style>
    <style:style style:name="T6" style:family="text">
      <style:text-properties fo:font-variant="normal" fo:text-transform="none" fo:color="#222222" style:font-name="Courier" fo:font-size="10.5p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color="#222222" style:font-name="Courier" fo:font-size="10.5pt" fo:letter-spacing="normal" fo:font-style="normal" fo:font-weight="normal" officeooo:rsid="0028de23" fo:background-color="transparent" loext:char-shading-value="0" loext:padding="0in" loext:border="none"/>
    </style:style>
    <style:style style:name="T8" style:family="text">
      <style:text-properties fo:font-variant="normal" fo:text-transform="none" fo:color="#222222" style:font-name="Courier" fo:font-size="10.5pt" fo:letter-spacing="normal" fo:font-style="normal" fo:font-weight="normal" officeooo:rsid="002ad054"/>
    </style:style>
    <style:style style:name="T9" style:family="text">
      <style:text-properties fo:font-variant="normal" fo:text-transform="none" fo:color="#222222" fo:letter-spacing="normal" fo:background-color="transparent" loext:char-shading-value="0" loext:padding="0in" loext:border="none"/>
    </style:style>
    <style:style style:name="T10" style:family="text">
      <style:text-properties fo:font-variant="normal" fo:text-transform="none" fo:color="#222222" fo:letter-spacing="normal" officeooo:rsid="0028de23" fo:background-color="transparent" loext:char-shading-value="0" loext:padding="0in" loext:border="none"/>
    </style:style>
    <style:style style:name="T11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style:font-name="Consolas" fo:font-size="9.75pt" fo:letter-spacing="normal" fo:font-style="normal" fo:font-weight="normal" officeooo:rsid="00220dc0" fo:background-color="transparent" loext:char-shading-value="0" loext:padding="0in" loext:border="none"/>
    </style:style>
    <style:style style:name="T13" style:family="text">
      <style:text-properties fo:font-variant="normal" fo:text-transform="none" style:font-name="Consolas" fo:font-size="9.75pt" fo:letter-spacing="normal" fo:font-style="normal" fo:font-weight="normal" officeooo:rsid="00246594" fo:background-color="transparent" loext:char-shading-value="0" loext:padding="0in" loext:border="none"/>
    </style:style>
    <style:style style:name="T14" style:family="text">
      <style:text-properties fo:font-variant="normal" fo:text-transform="none" style:font-name="Consolas" fo:font-size="9.75pt" fo:letter-spacing="normal" fo:font-style="normal" fo:font-weight="normal" officeooo:rsid="00278fc3" fo:background-color="transparent" loext:char-shading-value="0" loext:padding="0in" loext:border="none"/>
    </style:style>
    <style:style style:name="T15" style:family="text">
      <style:text-properties fo:font-variant="normal" fo:text-transform="none" fo:color="#000000" style:font-name="Consolas1" fo:font-size="12pt" fo:letter-spacing="normal" fo:font-style="normal" fo:font-weight="normal" loext:padding="0in" loext:border="none"/>
    </style:style>
    <style:style style:name="T16" style:family="text">
      <style:text-properties fo:font-variant="normal" fo:text-transform="none" fo:color="#000000" style:font-name="Consolas1" fo:font-size="12pt" fo:letter-spacing="normal" fo:font-style="normal" fo:font-weight="normal" officeooo:rsid="00222cc1" loext:padding="0in" loext:border="none"/>
    </style:style>
    <style:style style:name="T17" style:family="text">
      <style:text-properties fo:font-variant="normal" fo:text-transform="none" fo:color="#000000" style:font-name="Consolas1" fo:font-size="12pt" fo:letter-spacing="normal" fo:font-style="normal" fo:font-weight="normal" officeooo:rsid="001b3127" fo:background-color="transparent" loext:char-shading-value="0" loext:padding="0in" loext:border="none"/>
    </style:style>
    <style:style style:name="T18" style:family="text">
      <style:text-properties fo:font-variant="normal" fo:text-transform="none" fo:color="#000000" style:font-name="Consolas1" fo:font-size="12pt" fo:letter-spacing="normal" fo:font-style="normal" fo:font-weight="normal" officeooo:rsid="00222cc1" fo:background-color="transparent" loext:char-shading-value="0" loext:padding="0in" loext:border="none"/>
    </style:style>
    <style:style style:name="T19" style:family="text">
      <style:text-properties officeooo:rsid="00183f19"/>
    </style:style>
    <style:style style:name="T20" style:family="text">
      <style:text-properties officeooo:rsid="001b3127"/>
    </style:style>
    <style:style style:name="T21" style:family="text">
      <style:text-properties officeooo:rsid="00146379"/>
    </style:style>
    <style:style style:name="T22" style:family="text">
      <style:text-properties officeooo:rsid="00224fa9"/>
    </style:style>
    <style:style style:name="T23" style:family="text">
      <style:text-properties officeooo:rsid="002ad0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8">Instructions on how to set up a raspberry pi and adafruit speaker bonett to run a single radio station.</text:p>
      <text:p text:style-name="P18">Run station on start</text:p>
      <text:p text:style-name="P18">have a switch to turn streaming on and off</text:p>
      <text:p text:style-name="P18">have an LED to show if streaming is on</text:p>
      <text:p text:style-name="P18">have an LED to show if wifi has connected.</text:p>
      <text:p text:style-name="P2"/>
      <text:p text:style-name="P2">Link</text:p>
      <text:p text:style-name="P1"/>
      <text:p text:style-name="P1">&lt;button id="radio-stream" class="play" url="https://playerservices.streamtheworld.com/api/livestream-redirect/KFWRFMAAC.aac"&gt;</text:p>
      <text:p text:style-name="P1"><text:s text:c="44"/>&lt;img src="assets/image/play.png" alt="Listen Live"&gt;</text:p>
      <text:p text:style-name="P1"><text:s text:c="40"/>&lt;/button&gt;</text:p>
      <text:p text:style-name="P1"/>
      <text:p text:style-name="P1"/>
      <text:p text:style-name="P2">in comand line enter:</text:p>
      <text:p text:style-name="P19"><text:span text:style-name="Source_20_Text"><text:span text:style-name="T1">pip install vlc-http</text:span></text:span></text:p>
      <text:p text:style-name="P2">This should stop the no module found error in python, but I tried a lot of things</text:p>
      <text:p text:style-name="P17">also did</text:p>
      <text:p text:style-name="P8">python3 -m pip install python-vlc</text:p>
      <text:p text:style-name="P2"/>
      <text:p text:style-name="P5">Disable the screen lock:</text:p>
      <text:p text:style-name="P5"><text:a xlink:type="simple" xlink:href="https://www.raspberrypi.org/documentation/configuration/screensaver.md" text:style-name="Internet_20_link" text:visited-style-name="Visited_20_Internet_20_Link">https://www.raspberrypi.org/documentation/configuration/screensaver.md</text:a></text:p>
      <text:p text:style-name="P6"><text:span text:style-name="T19">add </text:span><text:span text:style-name="T2">consoleblank=0 </text:span><text:span text:style-name="T3">to the end of </text:span><text:span text:style-name="Source_20_Text"><text:span text:style-name="T4">sudo nano /boot/cmdline.txt</text:span></text:span></text:p>
      <text:p text:style-name="P7"/>
      <text:p text:style-name="P3"/>
      <text:p text:style-name="P3">Potentiometer instructions:</text:p>
      <text:p text:style-name="P3"><text:a xlink:type="simple" xlink:href="https://learn.adafruit.com/reading-a-analog-in-and-controlling-audio-volume-with-the-raspberry-pi?view=all" text:style-name="Internet_20_link" text:visited-style-name="Visited_20_Internet_20_Link">https://learn.adafruit.com/reading-a-analog-in-and-controlling-audio-volume-with-the-raspberry-pi?view=all</text:a></text:p>
      <text:p text:style-name="P3"/>
      <text:p text:style-name="P4">Autostart the python <text:span text:style-name="T20">(did not seem to work)</text:span></text:p>
      <text:p text:style-name="P4"><text:a xlink:type="simple" xlink:href="https://www.raspberrypi-spy.co.uk/2015/10/how-to-autorun-a-python-script-on-boot-using-systemd/" text:style-name="Internet_20_link" text:visited-style-name="Visited_20_Internet_20_Link">https://www.raspberrypi-spy.co.uk/2015/10/how-to-autorun-a-python-script-on-boot-using-systemd/</text:a></text:p>
      <text:p text:style-name="P4"/>
      <text:p text:style-name="P16"><text:span text:style-name="T22">Used </text:span><text:span text:style-name="Source_20_Text"><text:span text:style-name="T15">sudo crontab -e</text:span></text:span></text:p>
      <text:p text:style-name="P15">And appended lines to the end. Works for the volume, but not the streaming</text:p>
      <text:p text:style-name="P15"/>
      <text:p text:style-name="P15">@reboot python3 /home/pi/Volume.py &amp; (works)</text:p>
      <text:p text:style-name="P15">@reboot python3 /home/pi/Radioupdate.py &amp; (does not seem to work)</text:p>
      <text:p text:style-name="P4"/>
      <text:p text:style-name="P9">Pule audio problems</text:p>
      <text:p text:style-name="P9"><text:a xlink:type="simple" xlink:href="https://unix.stackexchange.com/questions/445386/pulseaudio-server-connection-failure-connection-refused-debian-stretch#465734" text:style-name="Internet_20_link" text:visited-style-name="Visited_20_Internet_20_Link">https://unix.stackexchange.com/questions/445386/pulseaudio-server-connection-failure-connection-refused-debian-stretch#465734</text:a></text:p>
      <text:p text:style-name="P9">but did not do the charn command and some of it seemed to abort.</text:p>
      <text:p text:style-name="P9"/>
      <text:p text:style-name="P10">Autostart attempt two</text:p>
      <text:p text:style-name="P10"><text:a xlink:type="simple" xlink:href="https://www.tomshardware.com/how-to/run-script-at-boot-raspberry-pi" text:style-name="Internet_20_link" text:visited-style-name="Visited_20_Internet_20_Link">https://www.tomshardware.com/how-to/run-script-at-boot-raspberry-pi</text:a> </text:p>
      <text:p text:style-name="P10"/>
      <text:p text:style-name="P20"><text:span text:style-name="Source_20_Text"><text:span text:style-name="T15">sudo nano /etc/xdg/autostart/</text:span></text:span><text:span text:style-name="Source_20_Text"><text:span text:style-name="T16">radio</text:span></text:span><text:span text:style-name="Source_20_Text"><text:span text:style-name="T15">app.desktop </text:span></text:span><text:span text:style-name="Source_20_Text"><text:span text:style-name="T16">is the file to mess with.</text:span></text:span></text:p>
      <text:p text:style-name="P10"/>
      <text:p text:style-name="P14">[Desktop Entry]</text:p>
      <text:p text:style-name="P14">Encoding=UTF-8</text:p>
      <text:p text:style-name="P14">Type=Application</text:p>
      <text:p text:style-name="P14"><text:soft-page-break/>Name=radioapp</text:p>
      <text:p text:style-name="P14">Exec=lxterminal -e bash -c 'cvlc https://playerservices.streamtheworld.com/api/$</text:p>
      <text:p text:style-name="P14">Terminal=true</text:p>
      <text:p text:style-name="P10"/>
      <text:p text:style-name="P10"/>
      <text:p text:style-name="P11">re-installing VLC</text:p>
      <text:p text:style-name="P11"><text:a xlink:type="simple" xlink:href="https://pimylifeup.com/raspberry-pi-vlc/" text:style-name="Internet_20_link" text:visited-style-name="Visited_20_Internet_20_Link">https://pimylifeup.com/raspberry-pi-vlc/</text:a></text:p>
      <text:p text:style-name="P15">Did not seem to make any difference</text:p>
      <text:p text:style-name="P4"/>
      <text:p text:style-name="P12">reinstalled. </text:p>
      <text:p text:style-name="P12">cvlc <text:a xlink:type="simple" xlink:href="https://playerservices.streamtheworld.com/api/livestream-redirect/KFWRFMAAC" text:style-name="Internet_20_link" text:visited-style-name="Visited_20_Internet_20_Link"><text:span text:style-name="T21">https://playerservices.streamtheworld.com/api/livestream-redirect/KFWRFMAAC</text:span></text:a></text:p>
      <text:p text:style-name="P12">in the command line seems to work</text:p>
      <text:p text:style-name="P12"/>
      <text:p text:style-name="P13"><text:a xlink:type="simple" xlink:href="https://stackoverflow.com/questions/56467907/run-terminal-at-startup-and-execute-command-as-sudo" text:style-name="Internet_20_link" text:visited-style-name="Visited_20_Internet_20_Link">https://stackoverflow.com/questions/56467907/run-terminal-at-startup-and-execute-command-as-sudo</text:a></text:p>
      <text:p text:style-name="P13">Different format for the radio app file text</text:p>
      <text:p text:style-name="P21"><text:span text:style-name="Source_20_Text"><text:span text:style-name="T17">sudo nano /etc/xdg/autostart/</text:span></text:span><text:span text:style-name="Source_20_Text"><text:span text:style-name="T18">radio</text:span></text:span><text:span text:style-name="Source_20_Text"><text:span text:style-name="T17">app.desktop</text:span></text:span></text:p>
      <text:p text:style-name="P22"><text:span text:style-name="Source_20_Text"><text:span text:style-name="T11"/></text:span></text:p>
      <text:p text:style-name="P23"><text:span text:style-name="Source_20_Text"><text:span text:style-name="T11"/></text:span></text:p>
      <text:p text:style-name="P23"><text:span text:style-name="Source_20_Text"><text:span text:style-name="T13">[Desktop Entry]</text:span></text:span></text:p>
      <text:p text:style-name="P23"><text:span text:style-name="Source_20_Text"><text:span text:style-name="T13">Encoding=UTF-8</text:span></text:span></text:p>
      <text:p text:style-name="P23"><text:span text:style-name="Source_20_Text"><text:span text:style-name="T13">Type=Application</text:span></text:span></text:p>
      <text:p text:style-name="P23"><text:span text:style-name="Source_20_Text"><text:span text:style-name="T13">Name=myprogram</text:span></text:span></text:p>
      <text:p text:style-name="P23"><text:span text:style-name="Source_20_Text"><text:span text:style-name="T13">Exec=lxterminal -e bash -c 'python3 /home/pi/Radioupdate.py;$SHELL'</text:span></text:span></text:p>
      <text:p text:style-name="P23"><text:span text:style-name="Source_20_Text"><text:span text:style-name="T13">Terminal=true</text:span></text:span></text:p>
      <text:p text:style-name="P25"><text:span text:style-name="Source_20_Text"><text:span text:style-name="T11"/></text:span></text:p>
      <text:p text:style-name="P27"><text:span text:style-name="Source_20_Text"><text:span text:style-name="T14">(if you try and execute the above as sudo it will tell you that the VNC module does not exist.</text:span></text:span></text:p>
      <text:p text:style-name="P25"><text:span text:style-name="Source_20_Text"><text:span text:style-name="T11"/></text:span></text:p>
      <text:p text:style-name="P26"><text:span text:style-name="Source_20_Text"><text:span text:style-name="T12">Change of plan – this start up approach is unreliable.</text:span></text:span></text:p>
      <text:p text:style-name="P26"><text:a xlink:type="simple" xlink:href="https://www.youtube.com/watch?v=dvobhvbfnN0" text:style-name="Internet_20_link" text:visited-style-name="Visited_20_Internet_20_Link"><text:span text:style-name="Source_20_Text"><text:span text:style-name="T12">https://www.youtube.com/watch?v=dvobhvbfnN0</text:span></text:span></text:a><text:span text:style-name="Source_20_Text"><text:span text:style-name="T12"> – a good description of what to do. Works when pin23 is high.</text:span></text:span></text:p>
      <text:p text:style-name="Text_20_body"/>
      <text:p text:style-name="P28">Connetcting to wifi</text:p>
      <text:p text:style-name="P28"><text:a xlink:type="simple" xlink:href="https://www.raspberrypi.org/documentation/configuration/wireless/wireless-cli.md" text:style-name="Internet_20_link" text:visited-style-name="Visited_20_Internet_20_Link">https://www.raspberrypi.org/documentation/configuration/wireless/wireless-cli.md</text:a></text:p>
      <text:p text:style-name="P28"><text:tab/>ssid="TALKTALK01337E"</text:p>
      <text:p text:style-name="P28"><text:tab/>#psk="Y83KGGTA"</text:p>
      <text:p text:style-name="P28"><text:tab/>psk=623c6633e5f5fb18b93d425b037341658d244e2fafab33b08d7e5f4ec51a4612</text:p>
      <text:p text:style-name="P30"><text:span text:style-name="T23">Go to s</text:span><text:span text:style-name="T2">udo nano /etc/wpa_supplicant/wpa_supplicant.conf </text:span><text:span text:style-name="T8">and add this as </text:span></text:p>
      <text:p text:style-name="P30"><text:span text:style-name="Source_20_Text"><text:span text:style-name="T5">network={</text:span></text:span></text:p>
      <text:p text:style-name="P24"><text:span text:style-name="Source_20_Text"><text:span text:style-name="T9"><text:s text:c="6"/></text:span></text:span><text:span text:style-name="Source_20_Text"><text:span text:style-name="T10">ssid="TALKTALK01337E"</text:span></text:span></text:p>
      <text:p text:style-name="P29"><text:span text:style-name="Source_20_Text"><text:span text:style-name="T7"><text:tab/>psk=623c6633e5f5fb18b93d425b037341658d244e2fafab33b08d7e5f4ec51a4612</text:span></text:span></text:p>
      <text:p text:style-name="P29"><text:span text:style-name="Source_20_Text"><text:span text:style-name="T7">key_mgmt=WPA-PSK</text:span></text:span></text:p>
      <text:p text:style-name="P29"><text:span text:style-name="Source_20_Text"><text:span text:style-name="T9"><text:s text:c="2"/></text:span></text:span><text:span text:style-name="Source_20_Text"><text:span text:style-name="T6">}</text:span></text:span></text:p>
      <text:p text:style-name="P29"/>
      <text:p text:style-name="P31"><text:soft-page-break/>How to show if wifi is connected</text:p>
      <text:p text:style-name="P33">Meshing in some wifi check details in the code.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Courier" svg:font-family="Courier, monospace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8T08:25:46.227552447</meta:creation-date>
    <dc:date>2020-11-30T22:05:33.823039135</dc:date>
    <meta:editing-duration>PT3H37M15S</meta:editing-duration>
    <meta:editing-cycles>21</meta:editing-cycles>
    <meta:generator>LibreOffice/6.1.5.2$Linux_ARM_EABI LibreOffice_project/10$Build-2</meta:generator>
    <meta:document-statistic meta:table-count="0" meta:image-count="0" meta:object-count="0" meta:page-count="3" meta:paragraph-count="68" meta:word-count="315" meta:character-count="3104" meta:non-whitespace-character-count="2756"/>
  </office:meta>
</office:document-meta>
</file>